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2-11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1-31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3-09 0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1-11 2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0-06 0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1-11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20-01-29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19-01-15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18-0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17-01-24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1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1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1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1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1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0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06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0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0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0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0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0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200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199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199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1997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199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199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199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199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199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199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199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198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198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198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198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198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198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198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198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198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198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197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197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197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197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197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196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196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196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196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196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196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196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196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196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196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2344" calcext:value-type="float">
            <text:p>29.4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1958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195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195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195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195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195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195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195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194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194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1947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1946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194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194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194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194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193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193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1937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193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193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193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193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193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8902</text:p>
          </table:table-cell>
          <table:table-cell office:value-type="string" calcext:value-type="string">
            <text:p>193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24" meta:object-count="0"/>
    <meta:user-defined meta:name="AppVersion">3.0</meta:user-defined>
  </office:meta>
</office:document-meta>
</file>